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646in" fo:margin-left="0.4938in" fo:margin-right="0.0667in" table:align="margins" style:shadow="none"/>
    </style:style>
    <style:style style:name="Table1.A" style:family="table-column">
      <style:table-column-properties style:column-width="1.2396in" style:rel-column-width="1785*"/>
    </style:style>
    <style:style style:name="Table1.B" style:family="table-column">
      <style:table-column-properties style:column-width="1.7292in" style:rel-column-width="2490*"/>
    </style:style>
    <style:style style:name="Table1.C" style:family="table-column">
      <style:table-column-properties style:column-width="1.7396in" style:rel-column-width="2505*"/>
    </style:style>
    <style:style style:name="Table1.D" style:family="table-column">
      <style:table-column-properties style:column-width="1.6563in" style:rel-column-width="2385*"/>
    </style:style>
    <style:style style:name="Table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b3b3b3"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Bitstream Charter"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Bitstream Charter" fo:font-size="20pt" style:font-size-asian="20pt" style:font-size-complex="20pt"/>
    </style:style>
    <style:style style:name="P4" style:family="paragraph" style:parent-style-name="Standard">
      <style:paragraph-properties fo:text-align="justify" style:justify-single-word="false"/>
      <style:text-properties style:font-name="Bitstream Charter"/>
    </style:style>
    <style:style style:name="P5" style:family="paragraph" style:parent-style-name="Standard">
      <style:paragraph-properties fo:text-align="justify" style:justify-single-word="false"/>
      <style:text-properties style:font-name="Bitstream Charter" fo:font-size="12pt" style:font-size-asian="12pt" style:font-size-complex="12pt"/>
    </style:style>
    <style:style style:name="P6" style:family="paragraph" style:parent-style-name="Standard" style:list-style-name="L1">
      <style:paragraph-properties fo:text-align="justify" style:justify-single-word="false"/>
      <style:text-properties style:font-name="Bitstream Charter" fo:font-size="12pt" style:font-size-asian="12pt" style:font-size-complex="12pt"/>
    </style:style>
    <style:style style:name="P7" style:family="paragraph" style:parent-style-name="Standard" style:list-style-name="L1">
      <style:paragraph-properties fo:text-align="justify" style:justify-single-word="false" style:text-autospace="none"/>
      <style:text-properties style:font-name="Bitstream Charter" fo:font-size="12pt" style:font-size-asian="12pt" style:font-size-complex="12pt"/>
    </style:style>
    <style:style style:name="P8" style:family="paragraph" style:parent-style-name="Standard" style:list-style-name="L1">
      <style:paragraph-properties fo:text-align="justify" style:justify-single-word="false"/>
      <style:text-properties style:font-name="Bitstream Charter"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Bitstream Charter" fo:font-size="12pt" style:font-name-asian="Monospace" style:font-size-asian="12pt" style:font-name-complex="Monospace" style:font-size-complex="12pt"/>
    </style:style>
    <style:style style:name="P10" style:family="paragraph" style:parent-style-name="Standard" style:list-style-name="L1">
      <style:paragraph-properties fo:text-align="justify" style:justify-single-word="false"/>
      <style:text-properties style:font-name="Bitstream Charter" fo:font-size="12pt" style:font-name-asian="Monospace" style:font-size-asian="12pt" style:font-name-complex="Monospace" style:font-size-complex="12pt"/>
    </style:style>
    <style:style style:name="P11" style:family="paragraph" style:parent-style-name="Standard" style:list-style-name="L1">
      <style:paragraph-properties fo:text-align="justify" style:justify-single-word="false" style:text-autospace="none"/>
      <style:text-properties style:font-name="Bitstream Charter" fo:font-size="12pt" style:font-name-asian="Monospace" style:font-size-asian="12pt" style:font-name-complex="Monospace" style:font-size-complex="12pt"/>
    </style:style>
    <style:style style:name="P12" style:family="paragraph" style:parent-style-name="Standard" style:list-style-name="L1">
      <style:paragraph-properties fo:text-align="justify" style:justify-single-word="false"/>
      <style:text-properties style:font-name="Bitstream Charter"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style:font-name="Bitstream Charter"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list-style-name="L1">
      <style:paragraph-properties fo:margin-left="0.1181in" fo:margin-right="0.0035in" fo:text-align="justify" style:justify-single-word="false" fo:text-indent="-0.25in" style:auto-text-indent="false">
        <style:tab-stops/>
      </style:paragraph-properties>
      <style:text-properties style:font-name="Bitstream Charter" fo:font-size="12pt" style:font-name-asian="Monospace" style:font-size-asian="12pt" style:font-name-complex="Monospace" style:font-size-complex="12pt"/>
    </style:style>
    <style:style style:name="P15" style:family="paragraph" style:parent-style-name="Standard" style:list-style-name="L1">
      <style:paragraph-properties fo:margin-left="0.1181in" fo:margin-right="0.0035in" fo:text-align="start" style:justify-single-word="false" fo:text-indent="-0.25in" style:auto-text-indent="false" style:text-autospace="none">
        <style:tab-stops/>
      </style:paragraph-properties>
      <style:text-properties style:font-name="Bitstream Charter" fo:font-size="12pt" style:font-name-asian="Monospace" style:font-size-asian="12pt" style:font-name-complex="Monospace" style:font-size-complex="12pt"/>
    </style:style>
    <style:style style:name="P16" style:family="paragraph" style:parent-style-name="Standard" style:list-style-name="L1">
      <style:paragraph-properties fo:margin-left="0.1598in" fo:margin-right="0.0035in" fo:text-align="start" style:justify-single-word="false" fo:text-indent="-0.25in" style:auto-text-indent="false" style:text-autospace="none">
        <style:tab-stops/>
      </style:paragraph-properties>
      <style:text-properties style:font-name="Bitstream Charter" fo:font-size="12pt" style:font-name-asian="Monospace" style:font-size-asian="12pt" style:font-name-complex="Monospace" style:font-size-complex="12pt"/>
    </style:style>
    <style:style style:name="P17" style:family="paragraph" style:parent-style-name="Standard" style:list-style-name="L1">
      <style:paragraph-properties fo:margin-left="0.1598in" fo:margin-right="0.0035in" fo:text-align="start" style:justify-single-word="false" fo:text-indent="-0.25in" style:auto-text-indent="false" style:text-autospace="none">
        <style:tab-stops/>
      </style:paragraph-properties>
      <style:text-properties style:font-name="Bitstream Charter" fo:font-size="12pt" style:font-size-asian="12pt" style:font-size-complex="12pt"/>
    </style:style>
    <style:style style:name="P18" style:family="paragraph" style:parent-style-name="Table_20_Contents" style:list-style-name="L1">
      <style:paragraph-properties fo:margin-left="0.1181in" fo:margin-right="0.0035in" fo:text-align="justify" style:justify-single-word="false" fo:text-indent="-0.25in" style:auto-text-indent="false">
        <style:tab-stops/>
      </style:paragraph-properties>
      <style:text-properties style:font-name="Bitstream Charter" fo:font-size="12pt" fo:font-weight="bold" style:font-size-asian="12pt" style:font-weight-asian="bold" style:font-size-complex="12pt" style:font-weight-complex="bold"/>
    </style:style>
    <style:style style:name="P19" style:family="paragraph" style:parent-style-name="Table_20_Contents" style:list-style-name="L1">
      <style:paragraph-properties fo:margin-left="0.1598in" fo:margin-right="0.0035in" fo:text-align="justify" style:justify-single-word="false" fo:text-indent="-0.25in" style:auto-text-indent="false">
        <style:tab-stops/>
      </style:paragraph-properties>
      <style:text-properties style:font-name="Bitstream Charter" fo:font-size="12pt" fo:font-weight="bold" style:font-size-asian="12pt" style:font-weight-asian="bold" style:font-size-complex="12pt" style:font-weight-complex="bold"/>
    </style:style>
    <style:style style:name="T1" style:family="text">
      <style:text-properties style:font-name-asian="Monospace" style:font-name-complex="Monospace"/>
    </style:style>
    <style:style style:name="T2" style:family="text">
      <style:text-properties fo:font-weight="normal" style:font-weight-asian="normal" style:font-weight-complex="normal"/>
    </style:style>
    <style:style style:name="T3" style:family="text">
      <style:text-properties fo:color="#000000" style:font-name-asian="Monospace" style:font-name-complex="Monospace"/>
    </style:style>
    <style:style style:name="T4" style:family="text">
      <style:text-properties fo:color="#000000" style:font-name-asian="Monospace" style:font-name-complex="Monospace"/>
    </style:style>
    <style:style style:name="T5" style:family="text">
      <style:text-properties fo:color="#2a00ff"/>
    </style:style>
    <style:style style:name="T6" style:family="text">
      <style:text-properties fo:color="#2a00ff" style:font-name-asian="Monospace" style:font-name-complex="Monospace"/>
    </style:style>
    <style:style style:name="T7" style:family="text">
      <style:text-properties style:font-name="Bitstream Charter" fo:font-size="12pt"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style:font-weight-asian="bold"/>
    </style:style>
    <style:style style:name="T12"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COREF Management Module</text:p>
      <text:p text:style-name="P3">Configuration and Configuration File</text:p>
      <text:p text:style-name="P4"/>
      <text:p text:style-name="P4">Baris Demiray &lt;baris.demiray@eurecom.fr&gt;</text:p>
      <text:p text:style-name="P5"/>
      <text:list xml:id="list364397901" text:style-name="L1">
        <text:list-item>
          <text:p text:style-name="P8">Configuration File</text:p>
          <text:p text:style-name="P6">SCOREF Management Module's (SCOREF-MGMT) configuration file is named by-default “IF.MGMT.conf” and may be supplied as the first parameter to the SCOREF-MGMT binary as shown below:</text:p>
          <text:p text:style-name="P6"/>
          <text:p text:style-name="P6">$ IF.MGMT &lt;configurationFile&gt;</text:p>
          <text:p text:style-name="P6"/>
          <text:p text:style-name="P6">Otherwise a configuration file with the default name will be looked for in the current directory.</text:p>
        </text:list-item>
      </text:list>
      <text:p text:style-name="P5"/>
      <text:p text:style-name="P5"><text:tab/>Parameters and values must adhere to following format,</text:p>
      <text:p text:style-name="P5"/>
      <text:p text:style-name="P5"><text:tab/>&lt;parameter&gt; = &lt;value&gt;</text:p>
      <text:p text:style-name="P5"/>
      <text:p text:style-name="P5"><text:tab/>Example: <text:span text:style-name="T1">CONF_SERVER_PORT = 1402</text:span></text:p>
      <text:p text:style-name="P5"/>
      <text:list xml:id="list420454530" text:continue-numbering="true" text:style-name="L1">
        <text:list-item>
          <text:p text:style-name="P8">Generic Configuration Parameters</text:p>
          <text:p text:style-name="P6">Currently there is only one generic configuration parameter which is used to set the port number of UDP server.</text:p>
        </text:list-item>
      </text:list>
      <text:p text:style-name="P9"/>
      <text:p text:style-name="P9"><text:tab/>CONF_SERVER_PORT</text:p>
      <text:p text:style-name="P9"/>
      <text:list xml:id="list533517999" text:continue-numbering="true" text:style-name="L1">
        <text:list-item>
          <text:p text:style-name="P8">Management Information Base / Common Parameters</text:p>
          <text:p text:style-name="P6">Common parameters are for both Facilities and Networking and they have<text:span text:style-name="T1"> “MIB_GN_ALL_” prefix in their names.</text:span></text:p>
          <text:p text:style-name="P10"/>
        </text:list-item>
        <text:list-item>
          <text:p text:style-name="P8">Management Information Base / Network Parameters</text:p>
          <text:p text:style-name="P6">Network parameters are present to set Networking configuration and they have “<text:span text:style-name="T1">MIB_GN_NET_” prefix in their names.</text:span></text:p>
          <text:p text:style-name="P10"/>
        </text:list-item>
        <text:list-item>
          <text:p text:style-name="P8">Management Information Base / Facilities Parameters</text:p>
          <text:p text:style-name="P6">Facilities are present to set Facilities configuration and they have “<text:span text:style-name="T1">MIB_GN_FAC_” prefix in their names.</text:span></text:p>
          <text:p text:style-name="P10"/>
        </text:list-item>
        <text:list-item>
          <text:p text:style-name="P8">Communication Profiles</text:p>
          <text:p text:style-name="P6"><text:span text:style-name="T2">Communication profile parameters adhere to the configuration parameter syntax mentioned in Section 1 but their value part is extended and can be comma and/or semicolon separated. This will be explained through the profiles </text:span><text:span text:style-name="T1">defined in SCOREF-L221 section 4.1.3 Les Profils de Communication</text:span><text:span text:style-name="T2">.</text:span></text:p>
          <text:p text:style-name="P12"><text:soft-page-break/></text:p>
          <text:p text:style-name="P13">CP1 = BTP,GN,ITSG5,CCH</text:p>
          <text:p text:style-name="P13"/>
          <text:p text:style-name="P13">This first communication profile has BTP as transport layer protocol, GN as network layer protocol, ITS G5 as access layer protocol, and CCH as channel, and all these configuration items are separated by a comma.</text:p>
          <text:p text:style-name="P13"/>
          <text:p text:style-name="P11">CP11 = TCP:UDP,IPv4/v6:DSMIPv4/v6,3G</text:p>
          <text:p text:style-name="P11"/>
          <text:p text:style-name="P11">This eleventh communication profile has TCP and UDP as transport layer protocols, IPv4/v6 and DSM IPv4/v6 as network layer protocols, and 3G as access layer protocol. So as seen here, each profile's layer information is comma-separated, but each layer's protocol information is semi-colon separated. Leaving spaces around comma and semi-colon characters will cause syntax errors.</text:p>
          <text:p text:style-name="P7"/>
          <text:p text:style-name="P7">All the strings necessary to define a communication profile is given below,</text:p>
          <text:p text:style-name="P7"/>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list xml:id="list810698307" text:continue-numbering="true" text:style-name="L1">
              <text:list-header>
                <text:p text:style-name="P18">Transport</text:p>
              </text:list-header>
            </text:list>
          </table:table-cell>
          <table:table-cell table:style-name="Table1.A1" office:value-type="string">
            <text:list xml:id="list169827588" text:continue-numbering="true" text:style-name="L1">
              <text:list-header>
                <text:p text:style-name="P18">Network</text:p>
              </text:list-header>
            </text:list>
          </table:table-cell>
          <table:table-cell table:style-name="Table1.A1" office:value-type="string">
            <text:list xml:id="list179182825" text:continue-numbering="true" text:style-name="L1">
              <text:list-header>
                <text:p text:style-name="P18">Access</text:p>
              </text:list-header>
            </text:list>
          </table:table-cell>
          <table:table-cell table:style-name="Table1.D1" office:value-type="string">
            <text:list xml:id="list1520549824" text:continue-numbering="true" text:style-name="L1">
              <text:list-header>
                <text:p text:style-name="P19">Channel</text:p>
              </text:list-header>
            </text:list>
          </table:table-cell>
        </table:table-row>
        <table:table-row>
          <table:table-cell table:style-name="Table1.A2" office:value-type="string">
            <text:list xml:id="list124248314" text:continue-numbering="true" text:style-name="L1">
              <text:list-header>
                <text:p text:style-name="P14"><text:span text:style-name="T5">BTP_A</text:span></text:p>
                <text:p text:style-name="P15"><text:span text:style-name="T5">BTP_B</text:span></text:p>
                <text:p text:style-name="P15"><text:span text:style-name="T5">TCP</text:span></text:p>
                <text:p text:style-name="P15"><text:span text:style-name="T5">UDP</text:span></text:p>
                <text:p text:style-name="P15"><text:span text:style-name="T5">RTP</text:span></text:p>
                <text:p text:style-name="P15"><text:span text:style-name="T5">STCP</text:span></text:p>
              </text:list-header>
            </text:list>
          </table:table-cell>
          <table:table-cell table:style-name="Table1.A2" office:value-type="string">
            <text:list xml:id="list1094873261" text:continue-numbering="true" text:style-name="L1">
              <text:list-header>
                <text:p text:style-name="P15"><text:span text:style-name="T5">GN</text:span></text:p>
                <text:p text:style-name="P15"><text:span text:style-name="T5">IPv6_GN</text:span></text:p>
                <text:p text:style-name="P15"><text:span text:style-name="T5">IPv6</text:span></text:p>
                <text:p text:style-name="P15"><text:span text:style-name="T5">IPv4</text:span></text:p>
                <text:p text:style-name="P15"><text:span text:style-name="T5">IPv4/v6</text:span></text:p>
                <text:p text:style-name="P15"><text:span text:style-name="T5">DSMIPv4/v6</text:span></text:p>
              </text:list-header>
            </text:list>
          </table:table-cell>
          <table:table-cell table:style-name="Table1.A2" office:value-type="string">
            <text:list xml:id="list367000176" text:continue-numbering="true" text:style-name="L1">
              <text:list-header>
                <text:p text:style-name="P15"><text:span text:style-name="T5">ITSG5</text:span></text:p>
                <text:p text:style-name="P15"><text:span text:style-name="T5">3G</text:span></text:p>
                <text:p text:style-name="P15"><text:span text:style-name="T5">11n</text:span></text:p>
                <text:p text:style-name="P15"><text:span text:style-name="T5">Ethernet</text:span></text:p>
              </text:list-header>
            </text:list>
          </table:table-cell>
          <table:table-cell table:style-name="Table1.D2" office:value-type="string">
            <text:list xml:id="list515564876" text:continue-numbering="true" text:style-name="L1">
              <text:list-header>
                <text:p text:style-name="P16"><text:span text:style-name="T5">CCH</text:span></text:p>
                <text:p text:style-name="P16"><text:span text:style-name="T5">SCH1</text:span></text:p>
                <text:p text:style-name="P16"><text:span text:style-name="T5">SCH2</text:span></text:p>
                <text:p text:style-name="P16"><text:span text:style-name="T5">SCH3</text:span></text:p>
                <text:p text:style-name="P17"><text:span text:style-name="T6">SCH4</text:span></text:p>
              </text:list-header>
            </text:list>
          </table:table-cell>
        </table:table-row>
      </table:table>
      <text:list xml:id="list1101885844" text:continue-numbering="true" text:style-name="L1">
        <text:list-header>
          <text:p text:style-name="P7"><text:span text:style-name="T3"/></text:p>
          <text:p text:style-name="P7"><text:span text:style-name="T3">Please refer to </text:span><text:span text:style-name="T3">SCOREF-L221 file for further reference.</text:span></text:p>
          <text:p text:style-name="P7"><text:span text:style-name="T3"/></text:p>
          <text:p text:style-name="P8"/>
        </text:list-header>
        <text:list-item>
          <text:p text:style-name="P6"><text:span text:style-name="T9">Version History</text:span></text:p>
          <text:list>
            <text:list-item>
              <text:p text:style-name="P12">Initial version (06/07/2012)</text:p>
            </text:list-item>
          </text:list>
        </text:list-item>
      </text:list>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ris Demiray</meta:initial-creator>
    <meta:creation-date>2012-07-06T17:14:35</meta:creation-date>
    <dc:date>2012-07-06T18:31:46</dc:date>
    <dc:creator>Baris Demiray</dc:creator>
    <meta:editing-duration>PT00H42M24S</meta:editing-duration>
    <meta:editing-cycles>32</meta:editing-cycles>
    <meta:generator>OpenOffice.org/3.2$Linux OpenOffice.org_project/320m12$Build-9483</meta:generator>
    <meta:document-statistic meta:table-count="1" meta:image-count="0" meta:object-count="0" meta:page-count="2" meta:paragraph-count="54" meta:word-count="392" meta:character-count="2528"/>
  </office:meta>
</office:document-meta>
</file>